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f017" officeooo:paragraph-rsid="0005f017"/>
    </style:style>
    <style:style style:name="P2" style:family="paragraph" style:parent-style-name="Standard">
      <style:text-properties officeooo:rsid="0005f4c8" officeooo:paragraph-rsid="0005f017"/>
    </style:style>
    <style:style style:name="P3" style:family="paragraph" style:parent-style-name="Standard">
      <style:text-properties officeooo:rsid="0006389e" officeooo:paragraph-rsid="0006389e"/>
    </style:style>
    <style:style style:name="T1" style:family="text">
      <style:text-properties officeooo:rsid="000638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fundamentals</text:p>
      <text:p text:style-name="P1"/>
      <text:p text:style-name="P1">java installation</text:p>
      <text:p text:style-name="P1"/>
      <text:p text:style-name="P1">oracle.com/downloads</text:p>
      <text:p text:style-name="P1"/>
      <text:p text:style-name="P1"><text:tab/><text:tab/>downloads JDK LATEST VERSION</text:p>
      <text:p text:style-name="P1"><text:tab/><text:tab/><text:tab/><text:tab/><text:tab/><text:tab/>WINDOWS</text:p>
      <text:p text:style-name="P1"><text:tab/><text:tab/><text:tab/><text:tab/><text:tab/><text:tab/><text:tab/></text:p>
      <text:p text:style-name="P2"><text:tab/><text:tab/><text:tab/><text:tab/><text:tab/><text:tab/><text:tab/><text:span text:style-name="T1">x64 MST installation</text:span></text:p>
      <text:p text:style-name="P2"><text:tab/><text:tab/><text:tab/><text:tab/><text:tab/><text:tab/><text:tab/><text:tab/><text:tab/><text:span text:style-name="T1">downloads</text:span></text:p>
      <text:p text:style-name="P2"/>
      <text:p text:style-name="P2"/>
      <text:p text:style-name="P3">jmeter: read development print loop[REPL]</text:p>
      <text:p text:style-name="P3"/>
      <text:p text:style-name="P3">How can the versions in java:java –version</text:p>
      <text:p text:style-name="P3">What version we are using to check:javac –version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6T22:08:55.420494300</meta:creation-date>
    <dc:date>2025-02-17T19:46:00.877535700</dc:date>
    <meta:editing-duration>PT10M23S</meta:editing-duration>
    <meta:editing-cycles>3</meta:editing-cycles>
    <meta:generator>LibreOffice/25.2.0.3$Windows_X86_64 LibreOffice_project/e1cf4a87eb02d755bce1a01209907ea5ddc8f069</meta:generator>
    <meta:document-statistic meta:table-count="0" meta:image-count="0" meta:object-count="0" meta:page-count="1" meta:paragraph-count="11" meta:word-count="34" meta:character-count="281" meta:non-whitespace-character-count="226"/>
  </office:meta>
</office:document-meta>
</file>